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e3d" officeooo:paragraph-rsid="0012e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ship these specimens to the following address via DHL.</text:p>
      <text:p text:style-name="P1">DHL provides special envelopes for this type of shipment.</text:p>
      <text:p text:style-name="Standard"/>
      <text:p text:style-name="Standard">Communications &amp; Taxonomic Services Unit<text:line-break/>USDA-ARS-Systematic Entomology Laboratory<text:line-break/>Building 005, Room 137, BARC-West<text:line-break/>10300 Baltimore Avenue<text:line-break/>Beltsville, MD 20705-2350</text:p>
      <text:p text:style-name="Standard"/>
      <text:p text:style-name="Standard">e-mail:  <text:a xlink:type="simple" xlink:href="mailto:IDService@ars.usda.gov" text:style-name="Internet_20_link" text:visited-style-name="Visited_20_Internet_20_Link">IDService@ars.usda.gov</text:a><text:line-break/>phone: 301.504.7041<text:line-break/>FAX: 301.504.6482</text:p>
      <text:p text:style-name="Standard"/>
      <text:p text:style-name="P1">For customs, indicate that these are dead insects specimen being sent for identification; no commercial <text:s/>value. </text:p>
      <text:p text:style-name="P1"/>
      <text:p text:style-name="P1">They are preserved in food grade propylene glycol (nontoxic; nonflammable). Please include a MSDS with the shipment.</text:p>
      <text:p text:style-name="P1"/>
      <text:p text:style-name="P1">Please email me tracking information when shipped.</text:p>
      <text:p text:style-name="P1"/>
      <text:p text:style-name="P1">Thanks for your help.</text:p>
      <text:p text:style-name="P1"/>
      <text:p text:style-name="P1">Aubrey Moore</text:p>
      <text:p text:style-name="P1"><text:a xlink:type="simple" xlink:href="mailto:aubreymoore@triton.uog.edu" text:style-name="Internet_20_link" text:visited-style-name="Visited_20_Internet_20_Link">aubreymoore@triton.uog.edu</text:a></text:p>
      <text:p text:style-name="P1">671-686-5664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2-03-23T14:56:28.059514847</meta:creation-date>
    <meta:printed-by>Aubrey Moore</meta:printed-by>
    <meta:print-date>2022-03-23T15:06:10.522669917</meta:print-date>
    <dc:date>2022-03-23T15:08:49.542690213</dc:date>
    <dc:creator>Aubrey Moore</dc:creator>
    <meta:editing-duration>PT2M11S</meta:editing-duration>
    <meta:editing-cycles>1</meta:editing-cycles>
    <meta:document-statistic meta:table-count="0" meta:image-count="0" meta:object-count="0" meta:page-count="1" meta:paragraph-count="11" meta:word-count="92" meta:character-count="701" meta:non-whitespace-character-count="617"/>
    <meta:generator>LibreOffice/6.4.7.2$Linux_X86_64 LibreOffice_project/40$Build-2</meta:generator>
  </office:meta>
</office:document-meta>
</file>